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400000104AAC03A1B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3.565cm" fo:min-width="30.615cm" loext:decorative="false"/>
    </style:style>
    <style:style style:name="gr2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1.779cm" fo:min-width="1.215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03cm, 0.289cm, 1.151cm, 1.11cm)" draw:image-opacity="100%" style:mirror="none" loext:decorative="false"/>
    </style:style>
    <style:style style:name="gr4" style:family="graphic" style:parent-style-name="standard">
      <style:graphic-properties draw:stroke="none" draw:fill="solid" draw:fill-color="#ffffff" draw:textarea-vertical-align="middle" draw:auto-grow-height="false" fo:min-height="2.435cm" fo:min-width="8.968cm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03cm, 0.289cm, 32.494cm, 17.194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1.115cm" svg:height="43.815cm" svg:x="-0.635cm" svg:y="-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29cm" svg:height="4.055cm" svg:x="12.512cm" svg:y="28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2" draw:layer="layout" svg:width="27.121cm" svg:height="42.545cm" svg:x="0cm" svg:y="1.27cm">
          <draw:image xlink:href="Pictures/1000000100000A400000104AAC03A1B8.png" xlink:type="simple" xlink:show="embed" xlink:actuate="onLoad" draw:mime-type="image/png">
            <text:p/>
          </draw:image>
        </draw:frame>
        <draw:custom-shape draw:style-name="gr4" draw:text-style-name="P1" draw:layer="layout" svg:width="9.468cm" svg:height="2.685cm" svg:x="9.125cm" svg:y="30.399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0.556cm" svg:height="2.914cm" svg:x="17.384cm" svg:y="0.311cm">
          <draw:image xlink:href="Pictures/1000000100000A400000104AAC03A1B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34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87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076cm" fo:margin-bottom="0cm" fo:text-indent="0cm"/>
      <style:text-properties fo:font-size="76.300003051757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cm" fo:margin-bottom="0cm" fo:text-indent="0cm"/>
      <style:text-properties fo:font-size="65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27cm" fo:margin-bottom="0cm" fo:text-indent="0cm"/>
      <style:text-properties fo:font-size="54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56cm" fo:margin-bottom="0cm" fo:text-indent="0cm"/>
      <style:text-properties fo:font-size="54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56cm" fo:margin-bottom="0cm" fo:text-indent="0cm"/>
      <style:text-properties fo:font-size="54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56cm" fo:margin-bottom="0cm" fo:text-indent="0cm"/>
      <style:text-properties fo:font-size="54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56cm" fo:margin-bottom="0cm" fo:text-indent="0cm"/>
      <style:text-properties fo:font-size="54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56cm" fo:margin-bottom="0cm" fo:text-indent="0cm"/>
      <style:text-properties fo:font-size="54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120.09999847412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559cm" svg:height="7.047cm" svg:x="3.367cm" svg:y="2.397cm"/>
      <draw:page-thumbnail draw:layer="backgroundobjects" svg:width="4.559cm" svg:height="7.047cm" svg:x="3.367cm" svg:y="10.445cm"/>
      <draw:page-thumbnail draw:layer="backgroundobjects" svg:width="4.559cm" svg:height="7.047cm" svg:x="3.367cm" svg:y="18.493cm"/>
      <draw:page-thumbnail draw:layer="backgroundobjects" svg:width="4.559cm" svg:height="7.047cm" svg:x="13.662cm" svg:y="2.397cm"/>
      <draw:page-thumbnail draw:layer="backgroundobjects" svg:width="4.559cm" svg:height="7.047cm" svg:x="13.662cm" svg:y="10.445cm"/>
      <draw:page-thumbnail draw:layer="backgroundobjects" svg:width="4.559cm" svg:height="7.047cm" svg:x="13.662cm" svg:y="18.49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45cm" svg:height="7.208cm" svg:x="1.389cm" svg:y="1.716cm" presentation:class="title" presentation:placeholder="true">
        <draw:text-box/>
      </draw:frame>
      <draw:frame presentation:style-name="Default-outline1" draw:layer="backgroundobjects" svg:width="25.145cm" svg:height="25.043cm" svg:x="1.389cm" svg:y="10.084cm" presentation:class="outline" presentation:placeholder="true">
        <draw:text-box/>
      </draw:frame>
      <draw:frame presentation:style-name="Mpr1" draw:text-style-name="MP2" draw:layer="backgroundobjects" svg:width="6.511cm" svg:height="2.973cm" svg:x="1.389cm" svg:y="39.32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56cm" svg:height="2.973cm" svg:x="9.545cm" svg:y="39.32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11cm" svg:height="2.973cm" svg:x="20.022cm" svg:y="39.32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0T13:04:57.087898709</meta:creation-date>
    <dc:date>2026-02-12T14:52:31.350090591</dc:date>
    <meta:editing-duration>P1DT23H47M11S</meta:editing-duration>
    <meta:editing-cycles>2</meta:editing-cycles>
    <meta:generator>LibreOffice/25.8.4.2$Linux_X86_64 LibreOffice_project/580$Build-2</meta:generator>
    <meta:document-statistic meta:object-count="30"/>
  </office:meta>
</office:document-meta>
</file>